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UNA FIGUEROA, JULIO ALEJANDR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9702079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CO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4157189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LUNA FIGUEROA, JULIO ALEJANDR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970207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45</text:p>
          </table:table-cell>
          <table:table-cell table:style-name="Tableau1.A2" office:value-type="string">
            <text:p text:style-name="P14">13</text:p>
          </table:table-cell>
          <table:table-cell table:style-name="Tableau1.D2" office:value-type="string">
            <text:p text:style-name="P13">58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58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4/08/2021</text:p>
          </table:table-cell>
          <table:table-cell table:style-name="Tabla2.A2" office:value-type="string">
            <text:p text:style-name="P9">4919138</text:p>
          </table:table-cell>
          <table:table-cell table:style-name="Tabla2.A2" office:value-type="string">
            <text:p text:style-name="P9">585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1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>FACTURAR A NOMBRE DE : NUTRITECH EIRL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78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6T20:40:4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